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162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Kinerja User Pengembalian [detail.periode2]</text:p>
          </table:table-cell>
          <table:covered-table-cell/>
          <table:covered-table-cell table:number-columns-repeated="2" table:style-name="ce7"/>
          <table:table-cell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[detail.a] [detail.DetailFilterKataloger] [detail.dan] [detail.DetailFilterKriteria]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</text:p>
          </table:table-cell>
          <table:table-cell table:style-name="ce3" office:value-type="string" calcext:value-type="string">
            <text:p>Kataloger</text:p>
          </table:table-cell>
          <table:table-cell table:style-name="ce3" office:value-type="string" calcext:value-type="string">
            <text:p>Jumlah</text:p>
          </table:table-cell>
          <table:table-cell table:style-name="ce10"/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Kataloger]</text:p>
          </table:table-cell>
          <table:table-cell table:style-name="ce8" office:value-type="string" calcext:value-type="string">
            <text:p>[a.Jumlah]</text:p>
          </table:table-cell>
          <table:table-cell table:style-name="ce11"/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0:32:45.5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8T10:33:10.780000000</dc:date>
    <meta:editing-duration>PT2H50M58S</meta:editing-duration>
    <meta:editing-cycles>28</meta:editing-cycles>
    <meta:document-statistic meta:table-count="1" meta:cell-count="13" meta:object-count="0"/>
  </office:meta>
</office:document-meta>
</file>